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8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805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3807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380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811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3813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38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3817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3819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382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382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382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382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3829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3831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383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3835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3837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383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3841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3843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384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384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384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385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385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3855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8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3859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861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386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3865" svg:stroke-width="0.019cm" svg:stroke-color="#000000" draw:marker-start-width="0.33cm" draw:marker-start-center="false" draw:marker-end-width="0.33cm" draw:marker-end-center="false" svg:stroke-opacity="100%" draw:stroke-linejoin="round"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3867" svg:stroke-width="0.019cm" svg:stroke-color="#000000" draw:marker-start-width="0.33cm" draw:marker-start-center="false" draw:marker-end-width="0.33cm" draw:marker-end-center="false" svg:stroke-opacity="100%" draw:stroke-linejoin="round"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386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387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387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387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387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387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388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388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388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388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3889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3891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3893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3895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3897" svg:stroke-width="0.019cm" svg:stroke-color="#000000" draw:marker-start-width="0.33cm" draw:marker-start-center="false" draw:marker-end-width="0.33cm" draw:marker-end-center="false" svg:stroke-opacity="100%" draw:stroke-linejoin="round"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389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390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390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390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390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390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391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391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391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391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solid" draw:stroke-dash="Dashed_20__28_var_29__20_391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392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392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392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392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392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solid" draw:stroke-dash="Dashed_20__28_var_29__20_393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393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solid" draw:stroke-dash="Dashed_20__28_var_29__20_393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393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393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394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3943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solid" draw:stroke-dash="Dashed_20__28_var_29__20_3945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solid" draw:stroke-dash="Dashed_20__28_var_29__20_3947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draw:stroke-dash="Dashed_20__28_var_29__20_3949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draw:stroke="solid" draw:stroke-dash="Dashed_20__28_var_29__20_3951" svg:stroke-width="0.019cm" svg:stroke-color="#000000" draw:marker-start-width="0.33cm" draw:marker-start-center="false" draw:marker-end-width="0.33cm" draw:marker-end-center="false" svg:stroke-opacity="100%" draw:stroke-linejoin="round"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solid" draw:stroke-dash="Dashed_20__28_var_29__20_3953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solid" draw:stroke-dash="Dashed_20__28_var_29__20_3955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3957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solid" draw:stroke-dash="Dashed_20__28_var_29__20_3959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solid" draw:stroke-dash="Dashed_20__28_var_29__20_3961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>
      <style:graphic-properties draw:stroke="solid" draw:stroke-dash="Dashed_20__28_var_29__20_3963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solid" draw:stroke-dash="Dashed_20__28_var_29__20_3965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>
      <style:graphic-properties draw:stroke="solid" draw:stroke-dash="Dashed_20__28_var_29__20_3967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solid" draw:stroke-dash="Dashed_20__28_var_29__20_3969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solid" draw:stroke-dash="Dashed_20__28_var_29__20_3971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draw:stroke-dash="Dashed_20__28_var_29__20_3973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3975" svg:stroke-width="0.019cm" svg:stroke-color="#000000" draw:marker-start-width="0.33cm" draw:marker-start-center="false" draw:marker-end-width="0.33cm" draw:marker-end-center="false" svg:stroke-opacity="100%" draw:stroke-linejoin="round"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solid" draw:stroke-dash="Dashed_20__28_var_29__20_3977" svg:stroke-width="0.019cm" svg:stroke-color="#000000" draw:marker-start-width="0.33cm" draw:marker-start-center="false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solid" draw:stroke-dash="Dashed_20__28_var_29__20_3979" svg:stroke-width="0.019cm" svg:stroke-color="#000000" draw:marker-start-width="0.33cm" draw:marker-start-center="false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solid" draw:stroke-dash="Dashed_20__28_var_29__20_3981" svg:stroke-width="0.019cm" svg:stroke-color="#000000" draw:marker-start-width="0.33cm" draw:marker-start-center="false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0c9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9ed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e2a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0098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a8d38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glue-point draw:id="4" svg:x="6.247cm" svg:y="0cm"/>
            <draw:glue-point draw:id="5" svg:x="3.734cm" svg:y="2.491cm"/>
            <draw:glue-point draw:id="6" svg:x="0cm" svg:y="6.236cm"/>
            <draw:glue-point draw:id="7" svg:x="3.734cm" svg:y="10cm"/>
            <draw:glue-point draw:id="8" svg:x="7.486cm" svg:y="6.236cm"/>
            <draw:glue-point draw:id="9" svg:x="10cm" svg:y="3.745cm"/>
            <draw:polygon draw:style-name="gr1" draw:text-style-name="P1" draw:layer="layout" svg:width="0.755cm" svg:height="0.756cm" svg:x="9.847cm" svg:y="15.11cm" svg:viewBox="0 0 756 757" draw:points="0,757 0,189 189,0 756,0 756,567 566,757">
              <text:p/>
            </draw:polygon>
            <draw:polygon draw:style-name="gr2" draw:text-style-name="P2" draw:layer="layout" svg:width="0.755cm" svg:height="0.188cm" svg:x="9.847cm" svg:y="15.11cm" svg:viewBox="0 0 756 189" draw:points="0,189 189,0 756,0 566,189">
              <text:p/>
            </draw:polygon>
            <draw:polygon draw:style-name="gr3" draw:text-style-name="P3" draw:layer="layout" svg:width="0.189cm" svg:height="0.756cm" svg:x="10.412cm" svg:y="15.11cm" svg:viewBox="0 0 190 757" draw:points="0,757 0,189 190,0 190,567">
              <text:p/>
            </draw:polygon>
          </draw:g>
          <draw:g>
            <draw:glue-point draw:id="4" svg:x="6.247cm" svg:y="0cm"/>
            <draw:glue-point draw:id="5" svg:x="3.734cm" svg:y="2.491cm"/>
            <draw:glue-point draw:id="6" svg:x="0cm" svg:y="6.236cm"/>
            <draw:glue-point draw:id="7" svg:x="3.734cm" svg:y="10cm"/>
            <draw:glue-point draw:id="8" svg:x="7.486cm" svg:y="6.236cm"/>
            <draw:glue-point draw:id="9" svg:x="10cm" svg:y="3.745cm"/>
            <draw:polygon draw:style-name="gr4" draw:text-style-name="P1" draw:layer="layout" svg:width="0.755cm" svg:height="0.756cm" svg:x="10.411cm" svg:y="15.11cm" svg:viewBox="0 0 756 757" draw:points="0,757 0,189 189,0 756,0 756,567 566,757">
              <text:p/>
            </draw:polygon>
            <draw:polygon draw:style-name="gr5" draw:text-style-name="P2" draw:layer="layout" svg:width="0.755cm" svg:height="0.188cm" svg:x="10.411cm" svg:y="15.11cm" svg:viewBox="0 0 756 189" draw:points="0,189 189,0 756,0 566,189">
              <text:p/>
            </draw:polygon>
            <draw:polygon draw:style-name="gr6" draw:text-style-name="P3" draw:layer="layout" svg:width="0.189cm" svg:height="0.756cm" svg:x="10.977cm" svg:y="15.11cm" svg:viewBox="0 0 190 757" draw:points="0,757 0,189 190,0 190,567">
              <text:p/>
            </draw:polygon>
          </draw:g>
          <draw:g>
            <draw:glue-point draw:id="4" svg:x="6.236cm" svg:y="0cm"/>
            <draw:glue-point draw:id="5" svg:x="3.745cm" svg:y="2.491cm"/>
            <draw:glue-point draw:id="6" svg:x="0cm" svg:y="6.236cm"/>
            <draw:glue-point draw:id="7" svg:x="3.745cm" svg:y="10cm"/>
            <draw:glue-point draw:id="8" svg:x="7.491cm" svg:y="6.236cm"/>
            <draw:glue-point draw:id="9" svg:x="10cm" svg:y="3.745cm"/>
            <draw:polygon draw:style-name="gr7" draw:text-style-name="P1" draw:layer="layout" svg:width="0.756cm" svg:height="0.756cm" svg:x="10.975cm" svg:y="15.11cm" svg:viewBox="0 0 757 757" draw:points="0,757 0,189 189,0 757,0 757,567 567,757">
              <text:p/>
            </draw:polygon>
            <draw:polygon draw:style-name="gr8" draw:text-style-name="P2" draw:layer="layout" svg:width="0.756cm" svg:height="0.188cm" svg:x="10.975cm" svg:y="15.11cm" svg:viewBox="0 0 757 189" draw:points="0,189 189,0 757,0 567,189">
              <text:p/>
            </draw:polygon>
            <draw:polygon draw:style-name="gr9" draw:text-style-name="P3" draw:layer="layout" svg:width="0.189cm" svg:height="0.756cm" svg:x="11.542cm" svg:y="15.11cm" svg:viewBox="0 0 190 757" draw:points="0,757 0,189 190,0 190,567">
              <text:p/>
            </draw:polygon>
          </draw:g>
          <draw:g>
            <draw:glue-point draw:id="4" svg:x="6.236cm" svg:y="0cm"/>
            <draw:glue-point draw:id="5" svg:x="3.745cm" svg:y="2.491cm"/>
            <draw:glue-point draw:id="6" svg:x="0cm" svg:y="6.236cm"/>
            <draw:glue-point draw:id="7" svg:x="3.745cm" svg:y="10cm"/>
            <draw:glue-point draw:id="8" svg:x="7.491cm" svg:y="6.236cm"/>
            <draw:glue-point draw:id="9" svg:x="10cm" svg:y="3.745cm"/>
            <draw:polygon draw:style-name="gr10" draw:text-style-name="P4" draw:layer="layout" svg:width="0.756cm" svg:height="0.756cm" svg:x="11.546cm" svg:y="15.105cm" svg:viewBox="0 0 757 757" draw:points="0,757 0,189 189,0 757,0 757,567 567,757">
              <text:p/>
            </draw:polygon>
            <draw:polygon draw:style-name="gr11" draw:text-style-name="P4" draw:layer="layout" svg:width="0.756cm" svg:height="0.188cm" svg:x="11.546cm" svg:y="15.105cm" svg:viewBox="0 0 757 189" draw:points="0,189 189,0 757,0 567,189">
              <text:p/>
            </draw:polygon>
            <draw:polygon draw:style-name="gr12" draw:text-style-name="P4" draw:layer="layout" svg:width="0.189cm" svg:height="0.756cm" svg:x="12.114cm" svg:y="15.105cm" svg:viewBox="0 0 190 757" draw:points="0,757 0,189 190,0 190,567">
              <text:p/>
            </draw:polygon>
          </draw:g>
          <draw:g>
            <draw:glue-point draw:id="4" svg:x="6.236cm" svg:y="0cm"/>
            <draw:glue-point draw:id="5" svg:x="3.745cm" svg:y="2.495cm"/>
            <draw:glue-point draw:id="6" svg:x="0cm" svg:y="6.247cm"/>
            <draw:glue-point draw:id="7" svg:x="3.745cm" svg:y="10cm"/>
            <draw:glue-point draw:id="8" svg:x="7.491cm" svg:y="6.247cm"/>
            <draw:glue-point draw:id="9" svg:x="10cm" svg:y="3.734cm"/>
            <draw:polygon draw:style-name="gr13" draw:text-style-name="P1" draw:layer="layout" svg:width="0.756cm" svg:height="0.756cm" svg:x="9.657cm" svg:y="15.3cm" svg:viewBox="0 0 757 757" draw:points="0,757 0,189 189,0 757,0 757,566 567,757">
              <text:p/>
            </draw:polygon>
            <draw:polygon draw:style-name="gr14" draw:text-style-name="P2" draw:layer="layout" svg:width="0.756cm" svg:height="0.188cm" svg:x="9.657cm" svg:y="15.3cm" svg:viewBox="0 0 757 189" draw:points="0,189 189,0 757,0 567,189">
              <text:p/>
            </draw:polygon>
            <draw:polygon draw:style-name="gr15" draw:text-style-name="P3" draw:layer="layout" svg:width="0.189cm" svg:height="0.756cm" svg:x="10.225cm" svg:y="15.3cm" svg:viewBox="0 0 190 757" draw:points="0,757 0,189 190,0 190,566">
              <text:p/>
            </draw:polygon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16" draw:text-style-name="P1" draw:layer="layout" svg:width="0.755cm" svg:height="0.756cm" svg:x="10.225cm" svg:y="15.3cm" svg:viewBox="0 0 756 757" draw:points="0,757 0,189 189,0 756,0 756,566 566,757">
              <text:p/>
            </draw:polygon>
            <draw:polygon draw:style-name="gr17" draw:text-style-name="P2" draw:layer="layout" svg:width="0.755cm" svg:height="0.188cm" svg:x="10.225cm" svg:y="15.3cm" svg:viewBox="0 0 756 189" draw:points="0,189 189,0 756,0 566,189">
              <text:p/>
            </draw:polygon>
            <draw:polygon draw:style-name="gr18" draw:text-style-name="P3" draw:layer="layout" svg:width="0.189cm" svg:height="0.756cm" svg:x="10.791cm" svg:y="15.3cm" svg:viewBox="0 0 190 757" draw:points="0,757 0,189 190,0 190,566">
              <text:p/>
            </draw:polygon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19" draw:text-style-name="P1" draw:layer="layout" svg:width="0.756cm" svg:height="0.756cm" svg:x="10.79cm" svg:y="15.3cm" svg:viewBox="0 0 757 757" draw:points="0,757 0,189 190,0 757,0 757,566 566,757">
              <text:p/>
            </draw:polygon>
            <draw:polygon draw:style-name="gr20" draw:text-style-name="P2" draw:layer="layout" svg:width="0.756cm" svg:height="0.188cm" svg:x="10.79cm" svg:y="15.3cm" svg:viewBox="0 0 757 189" draw:points="0,189 190,0 757,0 566,189">
              <text:p/>
            </draw:polygon>
            <draw:polygon draw:style-name="gr21" draw:text-style-name="P3" draw:layer="layout" svg:width="0.189cm" svg:height="0.756cm" svg:x="11.355cm" svg:y="15.3cm" svg:viewBox="0 0 190 757" draw:points="0,757 0,189 190,0 190,566">
              <text:p/>
            </draw:polygon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22" draw:text-style-name="P4" draw:layer="layout" svg:width="0.756cm" svg:height="0.755cm" svg:x="11.362cm" svg:y="15.294cm" svg:viewBox="0 0 757 756" draw:points="0,756 0,189 190,0 757,0 757,566 566,756">
              <text:p/>
            </draw:polygon>
            <draw:polygon draw:style-name="gr23" draw:text-style-name="P4" draw:layer="layout" svg:width="0.756cm" svg:height="0.188cm" svg:x="11.362cm" svg:y="15.294cm" svg:viewBox="0 0 757 189" draw:points="0,189 190,0 757,0 566,189">
              <text:p/>
            </draw:polygon>
            <draw:polygon draw:style-name="gr24" draw:text-style-name="P4" draw:layer="layout" svg:width="0.189cm" svg:height="0.755cm" svg:x="11.927cm" svg:y="15.294cm" svg:viewBox="0 0 190 756" draw:points="0,756 0,189 190,0 190,566">
              <text:p/>
            </draw:polygon>
          </draw:g>
          <draw:g>
            <draw:glue-point draw:id="4" svg:x="6.236cm" svg:y="0cm"/>
            <draw:glue-point draw:id="5" svg:x="3.745cm" svg:y="2.495cm"/>
            <draw:glue-point draw:id="6" svg:x="0cm" svg:y="6.247cm"/>
            <draw:glue-point draw:id="7" svg:x="3.745cm" svg:y="10cm"/>
            <draw:glue-point draw:id="8" svg:x="7.491cm" svg:y="6.247cm"/>
            <draw:glue-point draw:id="9" svg:x="10cm" svg:y="3.734cm"/>
            <draw:polygon draw:style-name="gr25" draw:text-style-name="P1" draw:layer="layout" svg:width="0.756cm" svg:height="0.755cm" svg:x="9.474cm" svg:y="15.49cm" svg:viewBox="0 0 757 756" draw:points="0,756 0,189 190,0 757,0 757,566 567,756">
              <text:p/>
            </draw:polygon>
            <draw:polygon draw:style-name="gr26" draw:text-style-name="P4" draw:layer="layout" svg:width="0.756cm" svg:height="0.188cm" svg:x="9.474cm" svg:y="15.49cm" svg:viewBox="0 0 757 189" draw:points="0,189 190,0 757,0 567,189">
              <text:p/>
            </draw:polygon>
            <draw:polygon draw:style-name="gr27" draw:text-style-name="P3" draw:layer="layout" svg:width="0.189cm" svg:height="0.755cm" svg:x="10.042cm" svg:y="15.49cm" svg:viewBox="0 0 190 756" draw:points="0,756 0,189 190,0 190,566">
              <text:p/>
            </draw:polygon>
          </draw:g>
          <draw:g>
            <draw:glue-point draw:id="4" svg:x="6.241cm" svg:y="0cm"/>
            <draw:glue-point draw:id="5" svg:x="3.741cm" svg:y="2.495cm"/>
            <draw:glue-point draw:id="6" svg:x="0cm" svg:y="6.247cm"/>
            <draw:glue-point draw:id="7" svg:x="3.741cm" svg:y="10cm"/>
            <draw:glue-point draw:id="8" svg:x="7.5cm" svg:y="6.247cm"/>
            <draw:glue-point draw:id="9" svg:x="10cm" svg:y="3.752cm"/>
            <draw:polygon draw:style-name="gr28" draw:text-style-name="P1" draw:layer="layout" svg:width="0.755cm" svg:height="0.755cm" svg:x="10.042cm" svg:y="15.49cm" svg:viewBox="0 0 756 756" draw:points="0,756 0,189 190,0 756,0 756,567 566,756">
              <text:p/>
            </draw:polygon>
            <draw:polygon draw:style-name="gr29" draw:text-style-name="P2" draw:layer="layout" svg:width="0.755cm" svg:height="0.188cm" svg:x="10.042cm" svg:y="15.49cm" svg:viewBox="0 0 756 189" draw:points="0,189 190,0 756,0 566,189">
              <text:p/>
            </draw:polygon>
            <draw:polygon draw:style-name="gr30" draw:text-style-name="P3" draw:layer="layout" svg:width="0.189cm" svg:height="0.755cm" svg:x="10.606cm" svg:y="15.49cm" svg:viewBox="0 0 190 756" draw:points="0,756 0,189 190,0 190,567">
              <text:p/>
            </draw:polygon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31" draw:text-style-name="P1" draw:layer="layout" svg:width="0.755cm" svg:height="0.755cm" svg:x="10.606cm" svg:y="15.49cm" svg:viewBox="0 0 756 756" draw:points="0,756 0,189 189,0 756,0 756,566 566,756">
              <text:p/>
            </draw:polygon>
            <draw:polygon draw:style-name="gr32" draw:text-style-name="P2" draw:layer="layout" svg:width="0.755cm" svg:height="0.188cm" svg:x="10.606cm" svg:y="15.49cm" svg:viewBox="0 0 756 189" draw:points="0,189 189,0 756,0 566,189">
              <text:p/>
            </draw:polygon>
            <draw:polygon draw:style-name="gr33" draw:text-style-name="P3" draw:layer="layout" svg:width="0.189cm" svg:height="0.755cm" svg:x="11.173cm" svg:y="15.49cm" svg:viewBox="0 0 190 756" draw:points="0,756 0,189 190,0 190,566">
              <text:p/>
            </draw:polygon>
          </draw:g>
          <draw:g>
            <draw:glue-point draw:id="4" svg:x="6.243cm" svg:y="0cm"/>
            <draw:glue-point draw:id="5" svg:x="3.738cm" svg:y="2.495cm"/>
            <draw:glue-point draw:id="6" svg:x="0cm" svg:y="6.247cm"/>
            <draw:glue-point draw:id="7" svg:x="3.738cm" svg:y="10cm"/>
            <draw:glue-point draw:id="8" svg:x="7.495cm" svg:y="6.247cm"/>
            <draw:glue-point draw:id="9" svg:x="10cm" svg:y="3.734cm"/>
            <draw:polygon draw:style-name="gr34" draw:text-style-name="P4" draw:layer="layout" svg:width="0.758cm" svg:height="0.755cm" svg:x="11.178cm" svg:y="15.484cm" svg:viewBox="0 0 759 756" draw:points="0,756 0,189 189,0 759,0 759,566 569,756">
              <text:p/>
            </draw:polygon>
            <draw:polygon draw:style-name="gr35" draw:text-style-name="P4" draw:layer="layout" svg:width="0.758cm" svg:height="0.188cm" svg:x="11.178cm" svg:y="15.484cm" svg:viewBox="0 0 759 189" draw:points="0,189 189,0 759,0 569,189">
              <text:p/>
            </draw:polygon>
            <draw:polygon draw:style-name="gr36" draw:text-style-name="P4" draw:layer="layout" svg:width="0.189cm" svg:height="0.755cm" svg:x="11.746cm" svg:y="15.484cm" svg:viewBox="0 0 190 756" draw:points="0,756 0,189 190,0 190,566">
              <text:p/>
            </draw:polygon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37" draw:text-style-name="P4" draw:layer="layout" svg:width="0.755cm" svg:height="0.755cm" svg:x="9.295cm" svg:y="15.669cm" svg:viewBox="0 0 756 756" draw:points="0,756 0,189 189,0 756,0 756,566 566,756">
              <text:p/>
            </draw:polygon>
            <draw:polygon draw:style-name="gr38" draw:text-style-name="P4" draw:layer="layout" svg:width="0.755cm" svg:height="0.188cm" svg:x="9.295cm" svg:y="15.669cm" svg:viewBox="0 0 756 189" draw:points="0,189 189,0 756,0 566,189">
              <text:p/>
            </draw:polygon>
            <draw:polygon draw:style-name="gr39" draw:text-style-name="P4" draw:layer="layout" svg:width="0.189cm" svg:height="0.755cm" svg:x="9.861cm" svg:y="15.669cm" svg:viewBox="0 0 190 756" draw:points="0,756 0,189 190,0 190,566">
              <text:p/>
            </draw:polygon>
          </draw:g>
          <draw:g>
            <draw:glue-point draw:id="4" svg:x="6.236cm" svg:y="0cm"/>
            <draw:glue-point draw:id="5" svg:x="3.745cm" svg:y="2.495cm"/>
            <draw:glue-point draw:id="6" svg:x="0cm" svg:y="6.247cm"/>
            <draw:glue-point draw:id="7" svg:x="3.745cm" svg:y="10cm"/>
            <draw:glue-point draw:id="8" svg:x="7.491cm" svg:y="6.247cm"/>
            <draw:glue-point draw:id="9" svg:x="10cm" svg:y="3.734cm"/>
            <draw:polygon draw:style-name="gr40" draw:text-style-name="P4" draw:layer="layout" svg:width="0.756cm" svg:height="0.755cm" svg:x="9.861cm" svg:y="15.669cm" svg:viewBox="0 0 757 756" draw:points="0,756 0,189 190,0 757,0 757,566 569,756">
              <text:p/>
            </draw:polygon>
            <draw:polygon draw:style-name="gr41" draw:text-style-name="P4" draw:layer="layout" svg:width="0.756cm" svg:height="0.188cm" svg:x="9.861cm" svg:y="15.669cm" svg:viewBox="0 0 757 189" draw:points="0,189 190,0 757,0 569,189">
              <text:p/>
            </draw:polygon>
            <draw:polygon draw:style-name="gr42" draw:text-style-name="P4" draw:layer="layout" svg:width="0.188cm" svg:height="0.755cm" svg:x="10.43cm" svg:y="15.669cm" svg:viewBox="0 0 189 756" draw:points="0,756 0,189 189,0 189,566">
              <text:p/>
            </draw:polygon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43" draw:text-style-name="P4" draw:layer="layout" svg:width="0.756cm" svg:height="0.755cm" svg:x="10.426cm" svg:y="15.669cm" svg:viewBox="0 0 757 756" draw:points="0,756 0,189 190,0 757,0 757,566 566,756">
              <text:p/>
            </draw:polygon>
            <draw:polygon draw:style-name="gr44" draw:text-style-name="P4" draw:layer="layout" svg:width="0.756cm" svg:height="0.188cm" svg:x="10.426cm" svg:y="15.669cm" svg:viewBox="0 0 757 189" draw:points="0,189 190,0 757,0 566,189">
              <text:p/>
            </draw:polygon>
            <draw:polygon draw:style-name="gr45" draw:text-style-name="P4" draw:layer="layout" svg:width="0.189cm" svg:height="0.755cm" svg:x="10.993cm" svg:y="15.669cm" svg:viewBox="0 0 190 756" draw:points="0,756 0,189 190,0 190,566">
              <text:p/>
            </draw:polygon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46" draw:text-style-name="P4" draw:layer="layout" svg:width="0.756cm" svg:height="0.755cm" svg:x="10.993cm" svg:y="15.669cm" svg:viewBox="0 0 757 756" draw:points="0,756 0,189 190,0 757,0 757,566 566,756">
              <text:p/>
            </draw:polygon>
            <draw:polygon draw:style-name="gr47" draw:text-style-name="P4" draw:layer="layout" svg:width="0.756cm" svg:height="0.188cm" svg:x="10.993cm" svg:y="15.669cm" svg:viewBox="0 0 757 189" draw:points="0,189 190,0 757,0 566,189">
              <text:p/>
            </draw:polygon>
            <draw:polygon draw:style-name="gr48" draw:text-style-name="P4" draw:layer="layout" svg:width="0.189cm" svg:height="0.755cm" svg:x="11.56cm" svg:y="15.669cm" svg:viewBox="0 0 190 756" draw:points="0,756 0,189 190,0 190,566">
              <text:p/>
            </draw:polygon>
          </draw:g>
          <draw:g>
            <draw:g>
              <draw:glue-point draw:id="4" svg:x="6.241cm" svg:y="0cm"/>
              <draw:glue-point draw:id="5" svg:x="3.741cm" svg:y="2.495cm"/>
              <draw:glue-point draw:id="6" svg:x="0cm" svg:y="6.247cm"/>
              <draw:glue-point draw:id="7" svg:x="3.741cm" svg:y="10cm"/>
              <draw:glue-point draw:id="8" svg:x="7.5cm" svg:y="6.247cm"/>
              <draw:glue-point draw:id="9" svg:x="10cm" svg:y="3.752cm"/>
              <draw:polygon draw:style-name="gr49" draw:text-style-name="P5" draw:layer="layout" svg:width="0.755cm" svg:height="0.755cm" svg:x="10.036cm" svg:y="14.629cm" svg:viewBox="0 0 756 756" draw:points="0,756 0,189 190,0 756,0 756,567 566,756">
                <text:p/>
              </draw:polygon>
              <draw:polygon draw:style-name="gr50" draw:text-style-name="P5" draw:layer="layout" svg:width="0.755cm" svg:height="0.188cm" svg:x="10.036cm" svg:y="14.629cm" svg:viewBox="0 0 756 189" draw:points="0,189 190,0 756,0 566,189">
                <text:p/>
              </draw:polygon>
              <draw:polygon draw:style-name="gr51" draw:text-style-name="P5" draw:layer="layout" svg:width="0.189cm" svg:height="0.755cm" svg:x="10.602cm" svg:y="14.629cm" svg:viewBox="0 0 190 756" draw:points="0,756 0,189 190,0 190,567">
                <text:p/>
              </draw:polygon>
            </draw:g>
            <draw:g>
              <draw:glue-point draw:id="4" svg:x="6.236cm" svg:y="0cm"/>
              <draw:glue-point draw:id="5" svg:x="3.745cm" svg:y="2.495cm"/>
              <draw:glue-point draw:id="6" svg:x="0cm" svg:y="6.247cm"/>
              <draw:glue-point draw:id="7" svg:x="3.745cm" svg:y="10cm"/>
              <draw:glue-point draw:id="8" svg:x="7.491cm" svg:y="6.247cm"/>
              <draw:glue-point draw:id="9" svg:x="10cm" svg:y="3.734cm"/>
              <draw:polygon draw:style-name="gr52" draw:text-style-name="P5" draw:layer="layout" svg:width="0.756cm" svg:height="0.755cm" svg:x="10.601cm" svg:y="14.629cm" svg:viewBox="0 0 757 756" draw:points="0,756 0,189 189,0 757,0 757,566 567,756">
                <text:p/>
              </draw:polygon>
              <draw:polygon draw:style-name="gr53" draw:text-style-name="P5" draw:layer="layout" svg:width="0.756cm" svg:height="0.188cm" svg:x="10.601cm" svg:y="14.629cm" svg:viewBox="0 0 757 189" draw:points="0,189 189,0 757,0 567,189">
                <text:p/>
              </draw:polygon>
              <draw:polygon draw:style-name="gr54" draw:text-style-name="P5" draw:layer="layout" svg:width="0.189cm" svg:height="0.755cm" svg:x="11.168cm" svg:y="14.629cm" svg:viewBox="0 0 190 756" draw:points="0,756 0,189 190,0 190,566">
                <text:p/>
              </draw:polygon>
            </draw:g>
            <draw:g>
              <draw:glue-point draw:id="4" svg:x="6.236cm" svg:y="0cm"/>
              <draw:glue-point draw:id="5" svg:x="3.745cm" svg:y="2.495cm"/>
              <draw:glue-point draw:id="6" svg:x="0cm" svg:y="6.247cm"/>
              <draw:glue-point draw:id="7" svg:x="3.745cm" svg:y="10cm"/>
              <draw:glue-point draw:id="8" svg:x="7.491cm" svg:y="6.247cm"/>
              <draw:glue-point draw:id="9" svg:x="10cm" svg:y="3.734cm"/>
              <draw:polygon draw:style-name="gr55" draw:text-style-name="P5" draw:layer="layout" svg:width="0.756cm" svg:height="0.755cm" svg:x="11.165cm" svg:y="14.629cm" svg:viewBox="0 0 757 756" draw:points="0,756 0,189 189,0 757,0 757,566 567,756">
                <text:p/>
              </draw:polygon>
              <draw:polygon draw:style-name="gr56" draw:text-style-name="P5" draw:layer="layout" svg:width="0.756cm" svg:height="0.188cm" svg:x="11.165cm" svg:y="14.629cm" svg:viewBox="0 0 757 189" draw:points="0,189 189,0 757,0 567,189">
                <text:p/>
              </draw:polygon>
              <draw:polygon draw:style-name="gr57" draw:text-style-name="P5" draw:layer="layout" svg:width="0.189cm" svg:height="0.755cm" svg:x="11.733cm" svg:y="14.629cm" svg:viewBox="0 0 190 756" draw:points="0,756 0,189 190,0 190,566">
                <text:p/>
              </draw:polygon>
            </draw:g>
            <draw:g>
              <draw:glue-point draw:id="4" svg:x="6.236cm" svg:y="0cm"/>
              <draw:glue-point draw:id="5" svg:x="3.745cm" svg:y="2.486cm"/>
              <draw:glue-point draw:id="6" svg:x="0cm" svg:y="6.243cm"/>
              <draw:glue-point draw:id="7" svg:x="3.745cm" svg:y="10cm"/>
              <draw:glue-point draw:id="8" svg:x="7.491cm" svg:y="6.243cm"/>
              <draw:glue-point draw:id="9" svg:x="10cm" svg:y="3.738cm"/>
              <draw:polygon draw:style-name="gr58" draw:text-style-name="P5" draw:layer="layout" svg:width="0.756cm" svg:height="0.758cm" svg:x="9.851cm" svg:y="14.818cm" svg:viewBox="0 0 757 759" draw:points="0,759 0,189 189,0 757,0 757,569 567,759">
                <text:p/>
              </draw:polygon>
              <draw:polygon draw:style-name="gr59" draw:text-style-name="P5" draw:layer="layout" svg:width="0.756cm" svg:height="0.188cm" svg:x="9.851cm" svg:y="14.818cm" svg:viewBox="0 0 757 189" draw:points="0,189 189,0 757,0 567,189">
                <text:p/>
              </draw:polygon>
              <draw:polygon draw:style-name="gr60" draw:text-style-name="P5" draw:layer="layout" svg:width="0.189cm" svg:height="0.758cm" svg:x="10.419cm" svg:y="14.818cm" svg:viewBox="0 0 190 759" draw:points="0,759 0,189 190,0 190,569">
                <text:p/>
              </draw:polygon>
            </draw:g>
            <draw:g>
              <draw:glue-point draw:id="4" svg:x="6.247cm" svg:y="0cm"/>
              <draw:glue-point draw:id="5" svg:x="3.734cm" svg:y="2.486cm"/>
              <draw:glue-point draw:id="6" svg:x="0cm" svg:y="6.243cm"/>
              <draw:glue-point draw:id="7" svg:x="3.734cm" svg:y="10cm"/>
              <draw:glue-point draw:id="8" svg:x="7.486cm" svg:y="6.243cm"/>
              <draw:glue-point draw:id="9" svg:x="10cm" svg:y="3.738cm"/>
              <draw:polygon draw:style-name="gr61" draw:text-style-name="P5" draw:layer="layout" svg:width="0.755cm" svg:height="0.758cm" svg:x="10.419cm" svg:y="14.818cm" svg:viewBox="0 0 756 759" draw:points="0,759 0,189 189,0 756,0 756,569 566,759">
                <text:p/>
              </draw:polygon>
              <draw:polygon draw:style-name="gr62" draw:text-style-name="P5" draw:layer="layout" svg:width="0.755cm" svg:height="0.188cm" svg:x="10.419cm" svg:y="14.818cm" svg:viewBox="0 0 756 189" draw:points="0,189 189,0 756,0 566,189">
                <text:p/>
              </draw:polygon>
              <draw:polygon draw:style-name="gr63" draw:text-style-name="P5" draw:layer="layout" svg:width="0.189cm" svg:height="0.758cm" svg:x="10.985cm" svg:y="14.818cm" svg:viewBox="0 0 190 759" draw:points="0,759 0,189 190,0 190,569">
                <text:p/>
              </draw:polygon>
            </draw:g>
            <draw:g>
              <draw:glue-point draw:id="4" svg:x="6.241cm" svg:y="0cm"/>
              <draw:glue-point draw:id="5" svg:x="3.741cm" svg:y="2.486cm"/>
              <draw:glue-point draw:id="6" svg:x="0cm" svg:y="6.243cm"/>
              <draw:glue-point draw:id="7" svg:x="3.741cm" svg:y="10cm"/>
              <draw:glue-point draw:id="8" svg:x="7.5cm" svg:y="6.243cm"/>
              <draw:glue-point draw:id="9" svg:x="10cm" svg:y="3.756cm"/>
              <draw:polygon draw:style-name="gr64" draw:text-style-name="P5" draw:layer="layout" svg:width="0.754cm" svg:height="0.758cm" svg:x="10.984cm" svg:y="14.818cm" svg:viewBox="0 0 755 759" draw:points="0,759 0,189 189,0 755,0 755,570 566,759">
                <text:p/>
              </draw:polygon>
              <draw:polygon draw:style-name="gr65" draw:text-style-name="P5" draw:layer="layout" svg:width="0.754cm" svg:height="0.188cm" svg:x="10.984cm" svg:y="14.818cm" svg:viewBox="0 0 755 189" draw:points="0,189 189,0 755,0 566,189">
                <text:p/>
              </draw:polygon>
              <draw:polygon draw:style-name="gr66" draw:text-style-name="P5" draw:layer="layout" svg:width="0.189cm" svg:height="0.758cm" svg:x="11.55cm" svg:y="14.818cm" svg:viewBox="0 0 190 759" draw:points="0,759 0,189 190,0 190,570">
                <text:p/>
              </draw:polygon>
            </draw:g>
            <draw:g>
              <draw:glue-point draw:id="4" svg:x="6.236cm" svg:y="0cm"/>
              <draw:glue-point draw:id="5" svg:x="3.745cm" svg:y="2.491cm"/>
              <draw:glue-point draw:id="6" svg:x="0cm" svg:y="6.236cm"/>
              <draw:glue-point draw:id="7" svg:x="3.745cm" svg:y="10cm"/>
              <draw:glue-point draw:id="8" svg:x="7.491cm" svg:y="6.236cm"/>
              <draw:glue-point draw:id="9" svg:x="10cm" svg:y="3.745cm"/>
              <draw:polygon draw:style-name="gr67" draw:text-style-name="P5" draw:layer="layout" svg:width="0.756cm" svg:height="0.756cm" svg:x="9.664cm" svg:y="15.003cm" svg:viewBox="0 0 757 757" draw:points="0,757 0,189 189,0 757,0 757,567 567,757">
                <text:p/>
              </draw:polygon>
              <draw:polygon draw:style-name="gr68" draw:text-style-name="P5" draw:layer="layout" svg:width="0.756cm" svg:height="0.188cm" svg:x="9.664cm" svg:y="15.003cm" svg:viewBox="0 0 757 189" draw:points="0,189 189,0 757,0 567,189">
                <text:p/>
              </draw:polygon>
              <draw:polygon draw:style-name="gr69" draw:text-style-name="P5" draw:layer="layout" svg:width="0.189cm" svg:height="0.756cm" svg:x="10.232cm" svg:y="15.003cm" svg:viewBox="0 0 190 757" draw:points="0,757 0,189 190,0 190,567">
                <text:p/>
              </draw:polygon>
            </draw:g>
            <draw:g>
              <draw:glue-point draw:id="4" svg:x="6.247cm" svg:y="0cm"/>
              <draw:glue-point draw:id="5" svg:x="3.734cm" svg:y="2.491cm"/>
              <draw:glue-point draw:id="6" svg:x="0cm" svg:y="6.236cm"/>
              <draw:glue-point draw:id="7" svg:x="3.734cm" svg:y="10cm"/>
              <draw:glue-point draw:id="8" svg:x="7.486cm" svg:y="6.236cm"/>
              <draw:glue-point draw:id="9" svg:x="10cm" svg:y="3.745cm"/>
              <draw:polygon draw:style-name="gr70" draw:text-style-name="P5" draw:layer="layout" svg:width="0.756cm" svg:height="0.756cm" svg:x="10.232cm" svg:y="15.003cm" svg:viewBox="0 0 757 757" draw:points="0,757 0,189 189,0 757,0 757,567 566,757">
                <text:p/>
              </draw:polygon>
              <draw:polygon draw:style-name="gr71" draw:text-style-name="P5" draw:layer="layout" svg:width="0.756cm" svg:height="0.188cm" svg:x="10.232cm" svg:y="15.003cm" svg:viewBox="0 0 757 189" draw:points="0,189 189,0 757,0 566,189">
                <text:p/>
              </draw:polygon>
              <draw:polygon draw:style-name="gr72" draw:text-style-name="P5" draw:layer="layout" svg:width="0.189cm" svg:height="0.756cm" svg:x="10.799cm" svg:y="15.003cm" svg:viewBox="0 0 190 757" draw:points="0,757 0,189 190,0 190,567">
                <text:p/>
              </draw:polygon>
            </draw:g>
            <draw:g>
              <draw:glue-point draw:id="4" svg:x="6.236cm" svg:y="0cm"/>
              <draw:glue-point draw:id="5" svg:x="3.745cm" svg:y="2.491cm"/>
              <draw:glue-point draw:id="6" svg:x="0cm" svg:y="6.236cm"/>
              <draw:glue-point draw:id="7" svg:x="3.745cm" svg:y="10cm"/>
              <draw:glue-point draw:id="8" svg:x="7.491cm" svg:y="6.236cm"/>
              <draw:glue-point draw:id="9" svg:x="10cm" svg:y="3.745cm"/>
              <draw:polygon draw:style-name="gr73" draw:text-style-name="P5" draw:layer="layout" svg:width="0.756cm" svg:height="0.756cm" svg:x="10.796cm" svg:y="15.003cm" svg:viewBox="0 0 757 757" draw:points="0,757 0,189 189,0 757,0 757,567 567,757">
                <text:p/>
              </draw:polygon>
              <draw:polygon draw:style-name="gr74" draw:text-style-name="P5" draw:layer="layout" svg:width="0.756cm" svg:height="0.188cm" svg:x="10.796cm" svg:y="15.003cm" svg:viewBox="0 0 757 189" draw:points="0,189 189,0 757,0 567,189">
                <text:p/>
              </draw:polygon>
              <draw:polygon draw:style-name="gr75" draw:text-style-name="P5" draw:layer="layout" svg:width="0.189cm" svg:height="0.756cm" svg:x="11.364cm" svg:y="15.003cm" svg:viewBox="0 0 190 757" draw:points="0,757 0,189 190,0 190,567">
                <text:p/>
              </draw:polygon>
            </draw:g>
          </draw:g>
          <draw:g>
            <draw:g>
              <draw:glue-point draw:id="4" svg:x="6.247cm" svg:y="0cm"/>
              <draw:glue-point draw:id="5" svg:x="3.734cm" svg:y="2.495cm"/>
              <draw:glue-point draw:id="6" svg:x="0cm" svg:y="6.247cm"/>
              <draw:glue-point draw:id="7" svg:x="3.734cm" svg:y="10cm"/>
              <draw:glue-point draw:id="8" svg:x="7.486cm" svg:y="6.247cm"/>
              <draw:glue-point draw:id="9" svg:x="10cm" svg:y="3.734cm"/>
              <draw:polygon draw:style-name="gr76" draw:text-style-name="P6" draw:layer="layout" svg:width="0.755cm" svg:height="0.755cm" svg:x="10.199cm" svg:y="14.142cm" svg:viewBox="0 0 756 756" draw:points="0,756 0,189 189,0 756,0 756,566 566,756">
                <text:p/>
              </draw:polygon>
              <draw:polygon draw:style-name="gr77" draw:text-style-name="P6" draw:layer="layout" svg:width="0.755cm" svg:height="0.188cm" svg:x="10.199cm" svg:y="14.142cm" svg:viewBox="0 0 756 189" draw:points="0,189 189,0 756,0 566,189">
                <text:p/>
              </draw:polygon>
              <draw:polygon draw:style-name="gr78" draw:text-style-name="P6" draw:layer="layout" svg:width="0.189cm" svg:height="0.755cm" svg:x="10.763cm" svg:y="14.142cm" svg:viewBox="0 0 190 756" draw:points="0,756 0,189 190,0 190,566">
                <text:p/>
              </draw:polygon>
            </draw:g>
            <draw:g>
              <draw:glue-point draw:id="4" svg:x="6.241cm" svg:y="0cm"/>
              <draw:glue-point draw:id="5" svg:x="3.741cm" svg:y="2.495cm"/>
              <draw:glue-point draw:id="6" svg:x="0cm" svg:y="6.247cm"/>
              <draw:glue-point draw:id="7" svg:x="3.741cm" svg:y="10cm"/>
              <draw:glue-point draw:id="8" svg:x="7.5cm" svg:y="6.247cm"/>
              <draw:glue-point draw:id="9" svg:x="10cm" svg:y="3.752cm"/>
              <draw:polygon draw:style-name="gr79" draw:text-style-name="P6" draw:layer="layout" svg:width="0.754cm" svg:height="0.755cm" svg:x="10.763cm" svg:y="14.142cm" svg:viewBox="0 0 755 756" draw:points="0,756 0,189 189,0 755,0 755,567 566,756">
                <text:p/>
              </draw:polygon>
              <draw:polygon draw:style-name="gr80" draw:text-style-name="P6" draw:layer="layout" svg:width="0.754cm" svg:height="0.188cm" svg:x="10.763cm" svg:y="14.142cm" svg:viewBox="0 0 755 189" draw:points="0,189 189,0 755,0 566,189">
                <text:p/>
              </draw:polygon>
              <draw:polygon draw:style-name="gr81" draw:text-style-name="P6" draw:layer="layout" svg:width="0.188cm" svg:height="0.755cm" svg:x="11.329cm" svg:y="14.142cm" svg:viewBox="0 0 189 756" draw:points="0,756 0,189 189,0 189,567">
                <text:p/>
              </draw:polygon>
            </draw:g>
            <draw:g>
              <draw:glue-point draw:id="4" svg:x="6.236cm" svg:y="0cm"/>
              <draw:glue-point draw:id="5" svg:x="3.745cm" svg:y="2.491cm"/>
              <draw:glue-point draw:id="6" svg:x="0cm" svg:y="6.236cm"/>
              <draw:glue-point draw:id="7" svg:x="3.745cm" svg:y="10cm"/>
              <draw:glue-point draw:id="8" svg:x="7.491cm" svg:y="6.236cm"/>
              <draw:glue-point draw:id="9" svg:x="10cm" svg:y="3.745cm"/>
              <draw:polygon draw:style-name="gr82" draw:text-style-name="P6" draw:layer="layout" svg:width="0.756cm" svg:height="0.756cm" svg:x="10.008cm" svg:y="14.325cm" svg:viewBox="0 0 757 757" draw:points="0,757 0,189 189,0 757,0 757,567 567,757">
                <text:p/>
              </draw:polygon>
              <draw:polygon draw:style-name="gr83" draw:text-style-name="P6" draw:layer="layout" svg:width="0.756cm" svg:height="0.188cm" svg:x="10.008cm" svg:y="14.325cm" svg:viewBox="0 0 757 189" draw:points="0,189 189,0 757,0 567,189">
                <text:p/>
              </draw:polygon>
              <draw:polygon draw:style-name="gr84" draw:text-style-name="P6" draw:layer="layout" svg:width="0.189cm" svg:height="0.756cm" svg:x="10.576cm" svg:y="14.325cm" svg:viewBox="0 0 190 757" draw:points="0,757 0,189 190,0 190,567">
                <text:p/>
              </draw:polygon>
            </draw:g>
            <draw:g>
              <draw:glue-point draw:id="4" svg:x="6.236cm" svg:y="0cm"/>
              <draw:glue-point draw:id="5" svg:x="3.745cm" svg:y="2.491cm"/>
              <draw:glue-point draw:id="6" svg:x="0cm" svg:y="6.236cm"/>
              <draw:glue-point draw:id="7" svg:x="3.745cm" svg:y="10cm"/>
              <draw:glue-point draw:id="8" svg:x="7.491cm" svg:y="6.236cm"/>
              <draw:glue-point draw:id="9" svg:x="10cm" svg:y="3.745cm"/>
              <draw:polygon draw:style-name="gr85" draw:text-style-name="P6" draw:layer="layout" svg:width="0.756cm" svg:height="0.756cm" svg:x="10.576cm" svg:y="14.325cm" svg:viewBox="0 0 757 757" draw:points="0,757 0,189 189,0 757,0 757,567 567,757">
                <text:p/>
              </draw:polygon>
              <draw:polygon draw:style-name="gr86" draw:text-style-name="P6" draw:layer="layout" svg:width="0.756cm" svg:height="0.188cm" svg:x="10.576cm" svg:y="14.325cm" svg:viewBox="0 0 757 189" draw:points="0,189 189,0 757,0 567,189">
                <text:p/>
              </draw:polygon>
              <draw:polygon draw:style-name="gr87" draw:text-style-name="P6" draw:layer="layout" svg:width="0.189cm" svg:height="0.756cm" svg:x="11.143cm" svg:y="14.325cm" svg:viewBox="0 0 190 757" draw:points="0,757 0,189 190,0 190,567">
                <text:p/>
              </draw:polygon>
            </draw:g>
          </draw:g>
          <draw:g>
            <draw:glue-point draw:id="4" svg:x="6.247cm" svg:y="0cm"/>
            <draw:glue-point draw:id="5" svg:x="3.734cm" svg:y="2.495cm"/>
            <draw:glue-point draw:id="6" svg:x="0cm" svg:y="6.247cm"/>
            <draw:glue-point draw:id="7" svg:x="3.734cm" svg:y="10cm"/>
            <draw:glue-point draw:id="8" svg:x="7.486cm" svg:y="6.247cm"/>
            <draw:glue-point draw:id="9" svg:x="10cm" svg:y="3.734cm"/>
            <draw:polygon draw:style-name="gr88" draw:text-style-name="P7" draw:layer="layout" svg:width="0.755cm" svg:height="0.755cm" svg:x="10.388cm" svg:y="13.665cm" svg:viewBox="0 0 756 756" draw:points="0,756 0,189 189,0 756,0 756,566 566,756">
              <text:p/>
            </draw:polygon>
            <draw:polygon draw:style-name="gr89" draw:text-style-name="P7" draw:layer="layout" svg:width="0.755cm" svg:height="0.188cm" svg:x="10.388cm" svg:y="13.665cm" svg:viewBox="0 0 756 189" draw:points="0,189 189,0 756,0 566,189">
              <text:p/>
            </draw:polygon>
            <draw:polygon draw:style-name="gr90" draw:text-style-name="P7" draw:layer="layout" svg:width="0.189cm" svg:height="0.755cm" svg:x="10.954cm" svg:y="13.665cm" svg:viewBox="0 0 190 756" draw:points="0,756 0,189 190,0 190,566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803" draw:display-name="Dashed (var) 3803" draw:style="rect" draw:dots1="1" draw:dots1-length="0.011cm" draw:dots2="1" draw:dots2-length="0.011cm" draw:distance="0.011cm"/>
    <draw:stroke-dash draw:name="Dashed_20__28_var_29__20_3805" draw:display-name="Dashed (var) 3805" draw:style="rect" draw:dots1="1" draw:dots1-length="0.011cm" draw:dots2="1" draw:dots2-length="0.011cm" draw:distance="0.011cm"/>
    <draw:stroke-dash draw:name="Dashed_20__28_var_29__20_3807" draw:display-name="Dashed (var) 3807" draw:style="rect" draw:dots1="1" draw:dots1-length="0.011cm" draw:dots2="1" draw:dots2-length="0.011cm" draw:distance="0.011cm"/>
    <draw:stroke-dash draw:name="Dashed_20__28_var_29__20_3809" draw:display-name="Dashed (var) 3809" draw:style="rect" draw:dots1="1" draw:dots1-length="0.011cm" draw:dots2="1" draw:dots2-length="0.011cm" draw:distance="0.011cm"/>
    <draw:stroke-dash draw:name="Dashed_20__28_var_29__20_3811" draw:display-name="Dashed (var) 3811" draw:style="rect" draw:dots1="1" draw:dots1-length="0.011cm" draw:dots2="1" draw:dots2-length="0.011cm" draw:distance="0.011cm"/>
    <draw:stroke-dash draw:name="Dashed_20__28_var_29__20_3813" draw:display-name="Dashed (var) 3813" draw:style="rect" draw:dots1="1" draw:dots1-length="0.011cm" draw:dots2="1" draw:dots2-length="0.011cm" draw:distance="0.011cm"/>
    <draw:stroke-dash draw:name="Dashed_20__28_var_29__20_3815" draw:display-name="Dashed (var) 3815" draw:style="rect" draw:dots1="1" draw:dots1-length="0.011cm" draw:dots2="1" draw:dots2-length="0.011cm" draw:distance="0.011cm"/>
    <draw:stroke-dash draw:name="Dashed_20__28_var_29__20_3817" draw:display-name="Dashed (var) 3817" draw:style="rect" draw:dots1="1" draw:dots1-length="0.011cm" draw:dots2="1" draw:dots2-length="0.011cm" draw:distance="0.011cm"/>
    <draw:stroke-dash draw:name="Dashed_20__28_var_29__20_3819" draw:display-name="Dashed (var) 3819" draw:style="rect" draw:dots1="1" draw:dots1-length="0.011cm" draw:dots2="1" draw:dots2-length="0.011cm" draw:distance="0.011cm"/>
    <draw:stroke-dash draw:name="Dashed_20__28_var_29__20_3821" draw:display-name="Dashed (var) 3821" draw:style="rect" draw:dots1="1" draw:dots1-length="0.011cm" draw:dots2="1" draw:dots2-length="0.011cm" draw:distance="0.011cm"/>
    <draw:stroke-dash draw:name="Dashed_20__28_var_29__20_3823" draw:display-name="Dashed (var) 3823" draw:style="rect" draw:dots1="1" draw:dots1-length="0.011cm" draw:dots2="1" draw:dots2-length="0.011cm" draw:distance="0.011cm"/>
    <draw:stroke-dash draw:name="Dashed_20__28_var_29__20_3825" draw:display-name="Dashed (var) 3825" draw:style="rect" draw:dots1="1" draw:dots1-length="0.011cm" draw:dots2="1" draw:dots2-length="0.011cm" draw:distance="0.011cm"/>
    <draw:stroke-dash draw:name="Dashed_20__28_var_29__20_3827" draw:display-name="Dashed (var) 3827" draw:style="rect" draw:dots1="1" draw:dots1-length="0.011cm" draw:dots2="1" draw:dots2-length="0.011cm" draw:distance="0.011cm"/>
    <draw:stroke-dash draw:name="Dashed_20__28_var_29__20_3829" draw:display-name="Dashed (var) 3829" draw:style="rect" draw:dots1="1" draw:dots1-length="0.011cm" draw:dots2="1" draw:dots2-length="0.011cm" draw:distance="0.011cm"/>
    <draw:stroke-dash draw:name="Dashed_20__28_var_29__20_3831" draw:display-name="Dashed (var) 3831" draw:style="rect" draw:dots1="1" draw:dots1-length="0.011cm" draw:dots2="1" draw:dots2-length="0.011cm" draw:distance="0.011cm"/>
    <draw:stroke-dash draw:name="Dashed_20__28_var_29__20_3833" draw:display-name="Dashed (var) 3833" draw:style="rect" draw:dots1="1" draw:dots1-length="0.011cm" draw:dots2="1" draw:dots2-length="0.011cm" draw:distance="0.011cm"/>
    <draw:stroke-dash draw:name="Dashed_20__28_var_29__20_3835" draw:display-name="Dashed (var) 3835" draw:style="rect" draw:dots1="1" draw:dots1-length="0.011cm" draw:dots2="1" draw:dots2-length="0.011cm" draw:distance="0.011cm"/>
    <draw:stroke-dash draw:name="Dashed_20__28_var_29__20_3837" draw:display-name="Dashed (var) 3837" draw:style="rect" draw:dots1="1" draw:dots1-length="0.011cm" draw:dots2="1" draw:dots2-length="0.011cm" draw:distance="0.011cm"/>
    <draw:stroke-dash draw:name="Dashed_20__28_var_29__20_3839" draw:display-name="Dashed (var) 3839" draw:style="rect" draw:dots1="1" draw:dots1-length="0.011cm" draw:dots2="1" draw:dots2-length="0.011cm" draw:distance="0.011cm"/>
    <draw:stroke-dash draw:name="Dashed_20__28_var_29__20_3841" draw:display-name="Dashed (var) 3841" draw:style="rect" draw:dots1="1" draw:dots1-length="0.011cm" draw:dots2="1" draw:dots2-length="0.011cm" draw:distance="0.011cm"/>
    <draw:stroke-dash draw:name="Dashed_20__28_var_29__20_3843" draw:display-name="Dashed (var) 3843" draw:style="rect" draw:dots1="1" draw:dots1-length="0.011cm" draw:dots2="1" draw:dots2-length="0.011cm" draw:distance="0.011cm"/>
    <draw:stroke-dash draw:name="Dashed_20__28_var_29__20_3845" draw:display-name="Dashed (var) 3845" draw:style="rect" draw:dots1="1" draw:dots1-length="0.011cm" draw:dots2="1" draw:dots2-length="0.011cm" draw:distance="0.011cm"/>
    <draw:stroke-dash draw:name="Dashed_20__28_var_29__20_3847" draw:display-name="Dashed (var) 3847" draw:style="rect" draw:dots1="1" draw:dots1-length="0.011cm" draw:dots2="1" draw:dots2-length="0.011cm" draw:distance="0.011cm"/>
    <draw:stroke-dash draw:name="Dashed_20__28_var_29__20_3849" draw:display-name="Dashed (var) 3849" draw:style="rect" draw:dots1="1" draw:dots1-length="0.011cm" draw:dots2="1" draw:dots2-length="0.011cm" draw:distance="0.011cm"/>
    <draw:stroke-dash draw:name="Dashed_20__28_var_29__20_3851" draw:display-name="Dashed (var) 3851" draw:style="rect" draw:dots1="1" draw:dots1-length="0.011cm" draw:dots2="1" draw:dots2-length="0.011cm" draw:distance="0.011cm"/>
    <draw:stroke-dash draw:name="Dashed_20__28_var_29__20_3853" draw:display-name="Dashed (var) 3853" draw:style="rect" draw:dots1="1" draw:dots1-length="0.011cm" draw:dots2="1" draw:dots2-length="0.011cm" draw:distance="0.011cm"/>
    <draw:stroke-dash draw:name="Dashed_20__28_var_29__20_3855" draw:display-name="Dashed (var) 3855" draw:style="rect" draw:dots1="1" draw:dots1-length="0.011cm" draw:dots2="1" draw:dots2-length="0.011cm" draw:distance="0.011cm"/>
    <draw:stroke-dash draw:name="Dashed_20__28_var_29__20_3857" draw:display-name="Dashed (var) 3857" draw:style="rect" draw:dots1="1" draw:dots1-length="0.011cm" draw:dots2="1" draw:dots2-length="0.011cm" draw:distance="0.011cm"/>
    <draw:stroke-dash draw:name="Dashed_20__28_var_29__20_3859" draw:display-name="Dashed (var) 3859" draw:style="rect" draw:dots1="1" draw:dots1-length="0.011cm" draw:dots2="1" draw:dots2-length="0.011cm" draw:distance="0.011cm"/>
    <draw:stroke-dash draw:name="Dashed_20__28_var_29__20_3861" draw:display-name="Dashed (var) 3861" draw:style="rect" draw:dots1="1" draw:dots1-length="0.011cm" draw:dots2="1" draw:dots2-length="0.011cm" draw:distance="0.011cm"/>
    <draw:stroke-dash draw:name="Dashed_20__28_var_29__20_3863" draw:display-name="Dashed (var) 3863" draw:style="rect" draw:dots1="1" draw:dots1-length="0.011cm" draw:dots2="1" draw:dots2-length="0.011cm" draw:distance="0.011cm"/>
    <draw:stroke-dash draw:name="Dashed_20__28_var_29__20_3865" draw:display-name="Dashed (var) 3865" draw:style="rect" draw:dots1="1" draw:dots1-length="0.011cm" draw:dots2="1" draw:dots2-length="0.011cm" draw:distance="0.011cm"/>
    <draw:stroke-dash draw:name="Dashed_20__28_var_29__20_3867" draw:display-name="Dashed (var) 3867" draw:style="rect" draw:dots1="1" draw:dots1-length="0.011cm" draw:dots2="1" draw:dots2-length="0.011cm" draw:distance="0.011cm"/>
    <draw:stroke-dash draw:name="Dashed_20__28_var_29__20_3869" draw:display-name="Dashed (var) 3869" draw:style="rect" draw:dots1="1" draw:dots1-length="0.011cm" draw:dots2="1" draw:dots2-length="0.011cm" draw:distance="0.011cm"/>
    <draw:stroke-dash draw:name="Dashed_20__28_var_29__20_3871" draw:display-name="Dashed (var) 3871" draw:style="rect" draw:dots1="1" draw:dots1-length="0.011cm" draw:dots2="1" draw:dots2-length="0.011cm" draw:distance="0.011cm"/>
    <draw:stroke-dash draw:name="Dashed_20__28_var_29__20_3873" draw:display-name="Dashed (var) 3873" draw:style="rect" draw:dots1="1" draw:dots1-length="0.011cm" draw:dots2="1" draw:dots2-length="0.011cm" draw:distance="0.011cm"/>
    <draw:stroke-dash draw:name="Dashed_20__28_var_29__20_3875" draw:display-name="Dashed (var) 3875" draw:style="rect" draw:dots1="1" draw:dots1-length="0.011cm" draw:dots2="1" draw:dots2-length="0.011cm" draw:distance="0.011cm"/>
    <draw:stroke-dash draw:name="Dashed_20__28_var_29__20_3877" draw:display-name="Dashed (var) 3877" draw:style="rect" draw:dots1="1" draw:dots1-length="0.011cm" draw:dots2="1" draw:dots2-length="0.011cm" draw:distance="0.011cm"/>
    <draw:stroke-dash draw:name="Dashed_20__28_var_29__20_3879" draw:display-name="Dashed (var) 3879" draw:style="rect" draw:dots1="1" draw:dots1-length="0.011cm" draw:dots2="1" draw:dots2-length="0.011cm" draw:distance="0.011cm"/>
    <draw:stroke-dash draw:name="Dashed_20__28_var_29__20_3881" draw:display-name="Dashed (var) 3881" draw:style="rect" draw:dots1="1" draw:dots1-length="0.011cm" draw:dots2="1" draw:dots2-length="0.011cm" draw:distance="0.011cm"/>
    <draw:stroke-dash draw:name="Dashed_20__28_var_29__20_3883" draw:display-name="Dashed (var) 3883" draw:style="rect" draw:dots1="1" draw:dots1-length="0.011cm" draw:dots2="1" draw:dots2-length="0.011cm" draw:distance="0.011cm"/>
    <draw:stroke-dash draw:name="Dashed_20__28_var_29__20_3885" draw:display-name="Dashed (var) 3885" draw:style="rect" draw:dots1="1" draw:dots1-length="0.011cm" draw:dots2="1" draw:dots2-length="0.011cm" draw:distance="0.011cm"/>
    <draw:stroke-dash draw:name="Dashed_20__28_var_29__20_3887" draw:display-name="Dashed (var) 3887" draw:style="rect" draw:dots1="1" draw:dots1-length="0.011cm" draw:dots2="1" draw:dots2-length="0.011cm" draw:distance="0.011cm"/>
    <draw:stroke-dash draw:name="Dashed_20__28_var_29__20_3889" draw:display-name="Dashed (var) 3889" draw:style="rect" draw:dots1="1" draw:dots1-length="0.011cm" draw:dots2="1" draw:dots2-length="0.011cm" draw:distance="0.011cm"/>
    <draw:stroke-dash draw:name="Dashed_20__28_var_29__20_3891" draw:display-name="Dashed (var) 3891" draw:style="rect" draw:dots1="1" draw:dots1-length="0.011cm" draw:dots2="1" draw:dots2-length="0.011cm" draw:distance="0.011cm"/>
    <draw:stroke-dash draw:name="Dashed_20__28_var_29__20_3893" draw:display-name="Dashed (var) 3893" draw:style="rect" draw:dots1="1" draw:dots1-length="0.011cm" draw:dots2="1" draw:dots2-length="0.011cm" draw:distance="0.011cm"/>
    <draw:stroke-dash draw:name="Dashed_20__28_var_29__20_3895" draw:display-name="Dashed (var) 3895" draw:style="rect" draw:dots1="1" draw:dots1-length="0.011cm" draw:dots2="1" draw:dots2-length="0.011cm" draw:distance="0.011cm"/>
    <draw:stroke-dash draw:name="Dashed_20__28_var_29__20_3897" draw:display-name="Dashed (var) 3897" draw:style="rect" draw:dots1="1" draw:dots1-length="0.011cm" draw:dots2="1" draw:dots2-length="0.011cm" draw:distance="0.011cm"/>
    <draw:stroke-dash draw:name="Dashed_20__28_var_29__20_3899" draw:display-name="Dashed (var) 3899" draw:style="rect" draw:dots1="1" draw:dots1-length="0.011cm" draw:dots2="1" draw:dots2-length="0.011cm" draw:distance="0.011cm"/>
    <draw:stroke-dash draw:name="Dashed_20__28_var_29__20_3901" draw:display-name="Dashed (var) 3901" draw:style="rect" draw:dots1="1" draw:dots1-length="0.011cm" draw:dots2="1" draw:dots2-length="0.011cm" draw:distance="0.011cm"/>
    <draw:stroke-dash draw:name="Dashed_20__28_var_29__20_3903" draw:display-name="Dashed (var) 3903" draw:style="rect" draw:dots1="1" draw:dots1-length="0.011cm" draw:dots2="1" draw:dots2-length="0.011cm" draw:distance="0.011cm"/>
    <draw:stroke-dash draw:name="Dashed_20__28_var_29__20_3905" draw:display-name="Dashed (var) 3905" draw:style="rect" draw:dots1="1" draw:dots1-length="0.011cm" draw:dots2="1" draw:dots2-length="0.011cm" draw:distance="0.011cm"/>
    <draw:stroke-dash draw:name="Dashed_20__28_var_29__20_3907" draw:display-name="Dashed (var) 3907" draw:style="rect" draw:dots1="1" draw:dots1-length="0.011cm" draw:dots2="1" draw:dots2-length="0.011cm" draw:distance="0.011cm"/>
    <draw:stroke-dash draw:name="Dashed_20__28_var_29__20_3909" draw:display-name="Dashed (var) 3909" draw:style="rect" draw:dots1="1" draw:dots1-length="0.011cm" draw:dots2="1" draw:dots2-length="0.011cm" draw:distance="0.011cm"/>
    <draw:stroke-dash draw:name="Dashed_20__28_var_29__20_3911" draw:display-name="Dashed (var) 3911" draw:style="rect" draw:dots1="1" draw:dots1-length="0.011cm" draw:dots2="1" draw:dots2-length="0.011cm" draw:distance="0.011cm"/>
    <draw:stroke-dash draw:name="Dashed_20__28_var_29__20_3913" draw:display-name="Dashed (var) 3913" draw:style="rect" draw:dots1="1" draw:dots1-length="0.011cm" draw:dots2="1" draw:dots2-length="0.011cm" draw:distance="0.011cm"/>
    <draw:stroke-dash draw:name="Dashed_20__28_var_29__20_3915" draw:display-name="Dashed (var) 3915" draw:style="rect" draw:dots1="1" draw:dots1-length="0.011cm" draw:dots2="1" draw:dots2-length="0.011cm" draw:distance="0.011cm"/>
    <draw:stroke-dash draw:name="Dashed_20__28_var_29__20_3917" draw:display-name="Dashed (var) 3917" draw:style="rect" draw:dots1="1" draw:dots1-length="0.011cm" draw:dots2="1" draw:dots2-length="0.011cm" draw:distance="0.011cm"/>
    <draw:stroke-dash draw:name="Dashed_20__28_var_29__20_3919" draw:display-name="Dashed (var) 3919" draw:style="rect" draw:dots1="1" draw:dots1-length="0.011cm" draw:dots2="1" draw:dots2-length="0.011cm" draw:distance="0.011cm"/>
    <draw:stroke-dash draw:name="Dashed_20__28_var_29__20_3921" draw:display-name="Dashed (var) 3921" draw:style="rect" draw:dots1="1" draw:dots1-length="0.011cm" draw:dots2="1" draw:dots2-length="0.011cm" draw:distance="0.011cm"/>
    <draw:stroke-dash draw:name="Dashed_20__28_var_29__20_3923" draw:display-name="Dashed (var) 3923" draw:style="rect" draw:dots1="1" draw:dots1-length="0.011cm" draw:dots2="1" draw:dots2-length="0.011cm" draw:distance="0.011cm"/>
    <draw:stroke-dash draw:name="Dashed_20__28_var_29__20_3925" draw:display-name="Dashed (var) 3925" draw:style="rect" draw:dots1="1" draw:dots1-length="0.011cm" draw:dots2="1" draw:dots2-length="0.011cm" draw:distance="0.011cm"/>
    <draw:stroke-dash draw:name="Dashed_20__28_var_29__20_3927" draw:display-name="Dashed (var) 3927" draw:style="rect" draw:dots1="1" draw:dots1-length="0.011cm" draw:dots2="1" draw:dots2-length="0.011cm" draw:distance="0.011cm"/>
    <draw:stroke-dash draw:name="Dashed_20__28_var_29__20_3929" draw:display-name="Dashed (var) 3929" draw:style="rect" draw:dots1="1" draw:dots1-length="0.011cm" draw:dots2="1" draw:dots2-length="0.011cm" draw:distance="0.011cm"/>
    <draw:stroke-dash draw:name="Dashed_20__28_var_29__20_3931" draw:display-name="Dashed (var) 3931" draw:style="rect" draw:dots1="1" draw:dots1-length="0.011cm" draw:dots2="1" draw:dots2-length="0.011cm" draw:distance="0.011cm"/>
    <draw:stroke-dash draw:name="Dashed_20__28_var_29__20_3933" draw:display-name="Dashed (var) 3933" draw:style="rect" draw:dots1="1" draw:dots1-length="0.011cm" draw:dots2="1" draw:dots2-length="0.011cm" draw:distance="0.011cm"/>
    <draw:stroke-dash draw:name="Dashed_20__28_var_29__20_3935" draw:display-name="Dashed (var) 3935" draw:style="rect" draw:dots1="1" draw:dots1-length="0.011cm" draw:dots2="1" draw:dots2-length="0.011cm" draw:distance="0.011cm"/>
    <draw:stroke-dash draw:name="Dashed_20__28_var_29__20_3937" draw:display-name="Dashed (var) 3937" draw:style="rect" draw:dots1="1" draw:dots1-length="0.011cm" draw:dots2="1" draw:dots2-length="0.011cm" draw:distance="0.011cm"/>
    <draw:stroke-dash draw:name="Dashed_20__28_var_29__20_3939" draw:display-name="Dashed (var) 3939" draw:style="rect" draw:dots1="1" draw:dots1-length="0.011cm" draw:dots2="1" draw:dots2-length="0.011cm" draw:distance="0.011cm"/>
    <draw:stroke-dash draw:name="Dashed_20__28_var_29__20_3941" draw:display-name="Dashed (var) 3941" draw:style="rect" draw:dots1="1" draw:dots1-length="0.011cm" draw:dots2="1" draw:dots2-length="0.011cm" draw:distance="0.011cm"/>
    <draw:stroke-dash draw:name="Dashed_20__28_var_29__20_3943" draw:display-name="Dashed (var) 3943" draw:style="rect" draw:dots1="1" draw:dots1-length="0.011cm" draw:dots2="1" draw:dots2-length="0.011cm" draw:distance="0.011cm"/>
    <draw:stroke-dash draw:name="Dashed_20__28_var_29__20_3945" draw:display-name="Dashed (var) 3945" draw:style="rect" draw:dots1="1" draw:dots1-length="0.011cm" draw:dots2="1" draw:dots2-length="0.011cm" draw:distance="0.011cm"/>
    <draw:stroke-dash draw:name="Dashed_20__28_var_29__20_3947" draw:display-name="Dashed (var) 3947" draw:style="rect" draw:dots1="1" draw:dots1-length="0.011cm" draw:dots2="1" draw:dots2-length="0.011cm" draw:distance="0.011cm"/>
    <draw:stroke-dash draw:name="Dashed_20__28_var_29__20_3949" draw:display-name="Dashed (var) 3949" draw:style="rect" draw:dots1="1" draw:dots1-length="0.011cm" draw:dots2="1" draw:dots2-length="0.011cm" draw:distance="0.011cm"/>
    <draw:stroke-dash draw:name="Dashed_20__28_var_29__20_3951" draw:display-name="Dashed (var) 3951" draw:style="rect" draw:dots1="1" draw:dots1-length="0.011cm" draw:dots2="1" draw:dots2-length="0.011cm" draw:distance="0.011cm"/>
    <draw:stroke-dash draw:name="Dashed_20__28_var_29__20_3953" draw:display-name="Dashed (var) 3953" draw:style="rect" draw:dots1="1" draw:dots1-length="0.011cm" draw:dots2="1" draw:dots2-length="0.011cm" draw:distance="0.011cm"/>
    <draw:stroke-dash draw:name="Dashed_20__28_var_29__20_3955" draw:display-name="Dashed (var) 3955" draw:style="rect" draw:dots1="1" draw:dots1-length="0.011cm" draw:dots2="1" draw:dots2-length="0.011cm" draw:distance="0.011cm"/>
    <draw:stroke-dash draw:name="Dashed_20__28_var_29__20_3957" draw:display-name="Dashed (var) 3957" draw:style="rect" draw:dots1="1" draw:dots1-length="0.011cm" draw:dots2="1" draw:dots2-length="0.011cm" draw:distance="0.011cm"/>
    <draw:stroke-dash draw:name="Dashed_20__28_var_29__20_3959" draw:display-name="Dashed (var) 3959" draw:style="rect" draw:dots1="1" draw:dots1-length="0.011cm" draw:dots2="1" draw:dots2-length="0.011cm" draw:distance="0.011cm"/>
    <draw:stroke-dash draw:name="Dashed_20__28_var_29__20_3961" draw:display-name="Dashed (var) 3961" draw:style="rect" draw:dots1="1" draw:dots1-length="0.011cm" draw:dots2="1" draw:dots2-length="0.011cm" draw:distance="0.011cm"/>
    <draw:stroke-dash draw:name="Dashed_20__28_var_29__20_3963" draw:display-name="Dashed (var) 3963" draw:style="rect" draw:dots1="1" draw:dots1-length="0.011cm" draw:dots2="1" draw:dots2-length="0.011cm" draw:distance="0.011cm"/>
    <draw:stroke-dash draw:name="Dashed_20__28_var_29__20_3965" draw:display-name="Dashed (var) 3965" draw:style="rect" draw:dots1="1" draw:dots1-length="0.011cm" draw:dots2="1" draw:dots2-length="0.011cm" draw:distance="0.011cm"/>
    <draw:stroke-dash draw:name="Dashed_20__28_var_29__20_3967" draw:display-name="Dashed (var) 3967" draw:style="rect" draw:dots1="1" draw:dots1-length="0.011cm" draw:dots2="1" draw:dots2-length="0.011cm" draw:distance="0.011cm"/>
    <draw:stroke-dash draw:name="Dashed_20__28_var_29__20_3969" draw:display-name="Dashed (var) 3969" draw:style="rect" draw:dots1="1" draw:dots1-length="0.011cm" draw:dots2="1" draw:dots2-length="0.011cm" draw:distance="0.011cm"/>
    <draw:stroke-dash draw:name="Dashed_20__28_var_29__20_3971" draw:display-name="Dashed (var) 3971" draw:style="rect" draw:dots1="1" draw:dots1-length="0.011cm" draw:dots2="1" draw:dots2-length="0.011cm" draw:distance="0.011cm"/>
    <draw:stroke-dash draw:name="Dashed_20__28_var_29__20_3973" draw:display-name="Dashed (var) 3973" draw:style="rect" draw:dots1="1" draw:dots1-length="0.011cm" draw:dots2="1" draw:dots2-length="0.011cm" draw:distance="0.011cm"/>
    <draw:stroke-dash draw:name="Dashed_20__28_var_29__20_3975" draw:display-name="Dashed (var) 3975" draw:style="rect" draw:dots1="1" draw:dots1-length="0.011cm" draw:dots2="1" draw:dots2-length="0.011cm" draw:distance="0.011cm"/>
    <draw:stroke-dash draw:name="Dashed_20__28_var_29__20_3977" draw:display-name="Dashed (var) 3977" draw:style="rect" draw:dots1="1" draw:dots1-length="0.011cm" draw:dots2="1" draw:dots2-length="0.011cm" draw:distance="0.011cm"/>
    <draw:stroke-dash draw:name="Dashed_20__28_var_29__20_3979" draw:display-name="Dashed (var) 3979" draw:style="rect" draw:dots1="1" draw:dots1-length="0.011cm" draw:dots2="1" draw:dots2-length="0.011cm" draw:distance="0.011cm"/>
    <draw:stroke-dash draw:name="Dashed_20__28_var_29__20_3981" draw:display-name="Dashed (var) 398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5:26:13.471423448</meta:creation-date>
    <dc:date>2018-05-24T15:26:25.829039787</dc:date>
    <meta:editing-duration>PT12S</meta:editing-duration>
    <meta:editing-cycles>1</meta:editing-cycles>
    <meta:document-statistic meta:object-count="123"/>
    <meta:generator>LibreOffice/6.0.0.3$MacOSX_X86_64 LibreOffice_project/64a0f66915f38c6217de274f0aa8e15618924765</meta:generator>
  </office:meta>
</office:document-meta>
</file>